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/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most played games and their peak count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player count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578080" xlink:type="simple">PUBG: BATTLEGROUNDS</text:a></text:p>
          </table:table-cell>
          <table:table-cell office:value-type="string" calcext:value-type="string">
            <text:p>3,236,027</text:p>
          </table:table-cell>
          <table:table-cell office:value-type="date" office:date-value="2018-01-01" calcext:value-type="date">
            <text:p>01.01.2018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730" xlink:type="simple">Counter-Strike 2</text:a></text:p>
          </table:table-cell>
          <table:table-cell office:value-type="string" calcext:value-type="string">
            <text:p>1,802,853</text:p>
          </table:table-cell>
          <table:table-cell office:value-type="date" office:date-value="2023-05-01" calcext:value-type="date">
            <text:p>01.05.2023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599340" xlink:type="simple">Lost Ark</text:a></text:p>
          </table:table-cell>
          <table:table-cell office:value-type="string" calcext:value-type="string">
            <text:p>1,324,761</text:p>
          </table:table-cell>
          <table:table-cell office:value-type="date" office:date-value="2022-02-01" calcext:value-type="date">
            <text:p>01.02.2022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570" xlink:type="simple">Dota 2</text:a></text:p>
          </table:table-cell>
          <table:table-cell office:value-type="string" calcext:value-type="string">
            <text:p>1,291,328</text:p>
          </table:table-cell>
          <table:table-cell office:value-type="date" office:date-value="2016-03-01" calcext:value-type="date">
            <text:p>01.03.2016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245620" xlink:type="simple">ELDEN RING</text:a></text:p>
          </table:table-cell>
          <table:table-cell office:value-type="float" office:value="952.523" calcext:value-type="float">
            <text:p>952,523</text:p>
          </table:table-cell>
          <table:table-cell office:value-type="date" office:date-value="2022-03-01" calcext:value-type="date">
            <text:p>01.03.2022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063730" xlink:type="simple">New World</text:a></text:p>
          </table:table-cell>
          <table:table-cell office:value-type="float" office:value="913.027" calcext:value-type="float">
            <text:p>913,027</text:p>
          </table:table-cell>
          <table:table-cell office:value-type="date" office:date-value="2021-10-01" calcext:value-type="date">
            <text:p>01.10.2021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086940" xlink:type="simple">Baldur's Gate 3</text:a></text:p>
          </table:table-cell>
          <table:table-cell office:value-type="float" office:value="875.343" calcext:value-type="float">
            <text:p>875,343</text:p>
          </table:table-cell>
          <table:table-cell office:value-type="date" office:date-value="2023-08-01" calcext:value-type="date">
            <text:p>01.08.2023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091500" xlink:type="simple">Cyberpunk 2077</text:a></text:p>
          </table:table-cell>
          <table:table-cell office:value-type="float" office:value="830.387" calcext:value-type="float">
            <text:p>830,387</text:p>
          </table:table-cell>
          <table:table-cell office:value-type="date" office:date-value="2020-12-01" calcext:value-type="date">
            <text:p>01.12.2020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568590" xlink:type="simple">Goose Goose Duck</text:a></text:p>
          </table:table-cell>
          <table:table-cell office:value-type="float" office:value="701.898" calcext:value-type="float">
            <text:p>701,898</text:p>
          </table:table-cell>
          <table:table-cell office:value-type="date" office:date-value="2023-01-01" calcext:value-type="date">
            <text:p>01.01.2023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eamcharts.com/app/1172470" xlink:type="simple">Apex Legends</text:a></text:p>
          </table:table-cell>
          <table:table-cell office:value-type="float" office:value="624.473" calcext:value-type="float">
            <text:p>624,473</text:p>
          </table:table-cell>
          <table:table-cell office:value-type="date" office:date-value="2023-02-01" calcext:value-type="date">
            <text:p>01.02.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7:09.759000000</meta:creation-date>
    <dc:date>2023-10-24T14:43:51.976000000</dc:date>
    <meta:editing-duration>PT6M42S</meta:editing-duration>
    <meta:editing-cycles>1</meta:editing-cycles>
    <meta:document-statistic meta:table-count="1" meta:cell-count="37" meta:object-count="0"/>
    <meta:generator>LibreOffice/7.6.2.1$Windows_X86_64 LibreOffice_project/56f7684011345957bbf33a7ee678afaf4d2ba333</meta:generator>
  </office:meta>
</office:document-meta>
</file>